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2.002cm" style:rel-column-width="7459*"/>
    </style:style>
    <style:style style:name="Tabela1.B" style:family="table-column">
      <style:table-column-properties style:column-width="15.587cm" style:rel-column-width="5807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note">
      <style:text-properties officeooo:rsid="002189b6" officeooo:paragraph-rsid="002189b6"/>
    </style:style>
    <style:style style:name="P2" style:family="paragraph" style:parent-style-name="Text_20_body">
      <style:text-properties officeooo:rsid="002189b6" officeooo:paragraph-rsid="002189b6"/>
    </style:style>
    <style:style style:name="P3" style:family="paragraph" style:parent-style-name="Subtitle">
      <style:text-properties officeooo:paragraph-rsid="00201dce"/>
    </style:style>
    <style:style style:name="P4" style:family="paragraph" style:parent-style-name="Table_20_Contents">
      <style:text-properties officeooo:rsid="002505db" officeooo:paragraph-rsid="002505db"/>
    </style:style>
    <style:style style:name="P5" style:family="paragraph" style:parent-style-name="Text_20_body">
      <style:text-properties officeooo:rsid="002505db" officeooo:paragraph-rsid="002505db"/>
    </style:style>
    <style:style style:name="P6" style:family="paragraph" style:parent-style-name="Table_20_Contents">
      <style:paragraph-properties fo:text-align="start" style:justify-single-word="false"/>
      <style:text-properties officeooo:rsid="002334c7" officeooo:paragraph-rsid="002505db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2334c7" officeooo:paragraph-rsid="002334c7" style:font-style-asian="italic" style:font-style-complex="italic"/>
    </style:style>
    <style:style style:name="P8" style:family="paragraph" style:parent-style-name="Text_20_body">
      <style:text-properties fo:font-style="italic" officeooo:paragraph-rsid="00201dce" style:font-style-asian="italic" style:font-style-complex="italic"/>
    </style:style>
    <style:style style:name="P9" style:family="paragraph" style:parent-style-name="Text_20_body">
      <style:paragraph-properties fo:text-align="end" style:justify-single-word="false"/>
      <style:text-properties officeooo:rsid="00201dce" officeooo:paragraph-rsid="00201dce"/>
    </style:style>
    <style:style style:name="P10" style:family="paragraph" style:parent-style-name="Title">
      <style:text-properties officeooo:rsid="00201dce" officeooo:paragraph-rsid="00201dce"/>
    </style:style>
    <style:style style:name="P11" style:family="paragraph" style:parent-style-name="Text_20_body">
      <style:text-properties style:font-name="Liberation Sans" officeooo:rsid="00201dce" officeooo:paragraph-rsid="00201dce"/>
    </style:style>
    <style:style style:name="P12" style:family="paragraph" style:parent-style-name="Text_20_body">
      <style:text-properties officeooo:paragraph-rsid="0020371e"/>
    </style:style>
    <style:style style:name="P13" style:family="paragraph" style:parent-style-name="Text_20_body">
      <style:text-properties style:font-name="Liberation Serif1" officeooo:paragraph-rsid="0020a24a"/>
    </style:style>
    <style:style style:name="P14" style:family="paragraph" style:parent-style-name="Text_20_body">
      <style:paragraph-properties fo:text-align="start" style:justify-single-word="false"/>
      <style:text-properties style:font-name="Liberation Serif1" fo:font-style="italic" officeooo:paragraph-rsid="0020a24a" style:font-style-asian="italic" style:font-style-complex="italic"/>
    </style:style>
    <style:style style:name="P15" style:family="paragraph" style:parent-style-name="Text_20_body">
      <style:text-properties style:font-name="Liberation Serif1" fo:font-style="italic" officeooo:rsid="0020371e" officeooo:paragraph-rsid="0020371e" style:font-style-asian="italic" style:font-style-complex="italic"/>
    </style:style>
    <style:style style:name="P16" style:family="paragraph" style:parent-style-name="Text_20_body">
      <style:paragraph-properties fo:text-align="start" style:justify-single-word="false"/>
      <style:text-properties style:font-name="Liberation Serif1" fo:font-style="normal" officeooo:rsid="0020a24a" officeooo:paragraph-rsid="0020a24a" style:font-style-asian="normal" style:font-style-complex="normal"/>
    </style:style>
    <style:style style:name="P17" style:family="paragraph" style:parent-style-name="Text_20_body">
      <style:text-properties style:font-name="Liberation Serif1" fo:font-style="normal" officeooo:rsid="0020a24a" officeooo:paragraph-rsid="0020a24a" style:font-style-asian="normal" style:font-style-complex="normal"/>
    </style:style>
    <style:style style:name="P18" style:family="paragraph" style:parent-style-name="Text_20_body">
      <style:text-properties style:font-name="Liberation Serif1" fo:font-style="normal" officeooo:rsid="0020371e" officeooo:paragraph-rsid="0020371e" style:font-style-asian="normal" style:font-style-complex="normal"/>
    </style:style>
    <style:style style:name="P19" style:family="paragraph" style:parent-style-name="Text_20_body">
      <style:text-properties style:font-name="Liberation Serif1" officeooo:rsid="00201dce" officeooo:paragraph-rsid="00201dce"/>
    </style:style>
    <style:style style:name="P20" style:family="paragraph" style:parent-style-name="Text_20_body">
      <style:text-properties officeooo:paragraph-rsid="002189b6"/>
    </style:style>
    <style:style style:name="P21" style:family="paragraph" style:parent-style-name="Text_20_body">
      <style:text-properties officeooo:paragraph-rsid="0026f1c6"/>
    </style:style>
    <style:style style:name="P22" style:family="paragraph" style:parent-style-name="Text_20_body">
      <style:text-properties officeooo:paragraph-rsid="00289c90"/>
    </style:style>
    <style:style style:name="P23" style:family="paragraph" style:parent-style-name="Text_20_body">
      <style:text-properties officeooo:rsid="00334a94" officeooo:paragraph-rsid="00334a94"/>
    </style:style>
    <style:style style:name="P24" style:family="paragraph" style:parent-style-name="Text_20_body">
      <style:text-properties officeooo:rsid="00353d2b" officeooo:paragraph-rsid="00353d2b"/>
    </style:style>
    <style:style style:name="P25" style:family="paragraph" style:parent-style-name="Text_20_body">
      <style:text-properties officeooo:rsid="00340fc0" officeooo:paragraph-rsid="00340fc0"/>
    </style:style>
    <style:style style:name="P26" style:family="paragraph" style:parent-style-name="Text_20_body">
      <style:text-properties officeooo:paragraph-rsid="002cc721"/>
    </style:style>
    <style:style style:name="P27" style:family="paragraph" style:parent-style-name="Text_20_body">
      <style:text-properties officeooo:rsid="0031bfc2" officeooo:paragraph-rsid="0031bfc2"/>
    </style:style>
    <style:style style:name="P28" style:family="paragraph" style:parent-style-name="Text_20_body">
      <style:paragraph-properties fo:text-align="start" style:justify-single-word="false"/>
      <style:text-properties officeooo:rsid="0031bfc2" officeooo:paragraph-rsid="0031bfc2"/>
    </style:style>
    <style:style style:name="P29" style:family="paragraph" style:parent-style-name="Heading_20_1">
      <style:text-properties officeooo:rsid="00201dce" officeooo:paragraph-rsid="00201dce"/>
    </style:style>
    <style:style style:name="P30" style:family="paragraph" style:parent-style-name="Heading_20_1">
      <style:text-properties officeooo:rsid="0020371e" officeooo:paragraph-rsid="0020371e"/>
    </style:style>
    <style:style style:name="P31" style:family="paragraph" style:parent-style-name="Heading_20_1">
      <style:text-properties officeooo:rsid="002189b6" officeooo:paragraph-rsid="002189b6"/>
    </style:style>
    <style:style style:name="P32" style:family="paragraph" style:parent-style-name="Heading_20_1">
      <style:text-properties officeooo:rsid="002505db" officeooo:paragraph-rsid="002505db"/>
    </style:style>
    <style:style style:name="P33" style:family="paragraph" style:parent-style-name="Heading_20_1">
      <style:text-properties officeooo:rsid="00334a94" officeooo:paragraph-rsid="00334a94"/>
    </style:style>
    <style:style style:name="P34" style:family="paragraph" style:parent-style-name="Heading_20_1">
      <style:text-properties officeooo:rsid="00353d2b" officeooo:paragraph-rsid="00353d2b"/>
    </style:style>
    <style:style style:name="P35" style:family="paragraph" style:parent-style-name="Heading_20_2">
      <style:text-properties officeooo:rsid="0020371e" officeooo:paragraph-rsid="0020371e"/>
    </style:style>
    <style:style style:name="P36" style:family="paragraph" style:parent-style-name="Heading_20_2">
      <style:text-properties officeooo:rsid="0020a24a" officeooo:paragraph-rsid="0020a24a"/>
    </style:style>
    <style:style style:name="P37" style:family="paragraph" style:parent-style-name="Heading_20_2">
      <style:text-properties officeooo:rsid="0026f1c6" officeooo:paragraph-rsid="0026f1c6"/>
    </style:style>
    <style:style style:name="P38" style:family="paragraph" style:parent-style-name="Heading_20_2">
      <style:text-properties officeooo:rsid="00289c90" officeooo:paragraph-rsid="00289c90"/>
    </style:style>
    <style:style style:name="P39" style:family="paragraph" style:parent-style-name="Heading_20_3">
      <style:text-properties officeooo:rsid="002b41f1" officeooo:paragraph-rsid="002cc721"/>
    </style:style>
    <style:style style:name="P40" style:family="paragraph" style:parent-style-name="Heading_20_3">
      <style:paragraph-properties fo:text-align="center" style:justify-single-word="false"/>
      <style:text-properties officeooo:paragraph-rsid="002cc721"/>
    </style:style>
    <style:style style:name="P41" style:family="paragraph" style:parent-style-name="Heading_20_3">
      <style:text-properties officeooo:rsid="00340fc0" officeooo:paragraph-rsid="00340fc0"/>
    </style:style>
    <style:style style:name="P42" style:family="paragraph" style:parent-style-name="Text_20_body" style:list-style-name="L1">
      <style:paragraph-properties fo:text-align="start" style:justify-single-word="false"/>
      <style:text-properties fo:font-style="italic" officeooo:rsid="0020a24a" officeooo:paragraph-rsid="0020a24a" style:font-style-asian="italic" style:font-style-complex="italic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paragraph-rsid="0031bfc2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rsid="00334a94" officeooo:paragraph-rsid="00334a94"/>
    </style:style>
    <style:style style:name="P45" style:family="paragraph" style:parent-style-name="Text_20_body" style:list-style-name="L2">
      <style:paragraph-properties fo:text-align="start" style:justify-single-word="false"/>
      <style:text-properties fo:font-style="normal" officeooo:rsid="00334a94" officeooo:paragraph-rsid="00334a94" style:font-style-asian="normal" style:font-style-complex="normal"/>
    </style:style>
    <style:style style:name="P46" style:family="paragraph" style:parent-style-name="Text_20_body">
      <style:paragraph-properties fo:text-align="start" style:justify-single-word="false"/>
      <style:text-properties fo:font-style="normal" officeooo:rsid="00334a94" officeooo:paragraph-rsid="00334a94" style:font-style-asian="normal" style:font-style-complex="normal"/>
    </style:style>
    <style:style style:name="P47" style:family="paragraph" style:parent-style-name="Text_20_body">
      <style:paragraph-properties fo:text-align="start" style:justify-single-word="false" fo:break-before="page"/>
      <style:text-properties fo:font-style="normal" officeooo:rsid="00334a94" officeooo:paragraph-rsid="00334a94" style:font-style-asian="normal" style:font-style-complex="normal"/>
    </style:style>
    <style:style style:name="P48" style:family="paragraph">
      <loext:graphic-properties draw:fill="solid" draw:fill-color="#dcdcdc"/>
      <style:paragraph-properties style:writing-mode="lr-tb"/>
      <style:text-properties style:font-name="LM Mono 12" fo:font-size="10pt" style:font-size-asian="10pt" style:font-size-complex="10pt"/>
    </style:style>
    <style:style style:name="P49" style:family="paragraph">
      <loext:graphic-properties draw:fill="solid" draw:fill-color="#dcdcdc"/>
      <style:paragraph-properties style:writing-mode="lr-tb"/>
      <style:text-properties style:font-name="LM Mono 1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89c90" style:font-style-asian="italic" style:font-style-complex="italic"/>
    </style:style>
    <style:style style:name="T3" style:family="text">
      <style:text-properties fo:font-style="italic" officeooo:rsid="0031bfc2" style:font-style-asian="italic" style:font-style-complex="italic"/>
    </style:style>
    <style:style style:name="T4" style:family="text">
      <style:text-properties fo:font-style="italic" fo:font-weight="bold" officeooo:rsid="0026f1c6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89c90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officeooo:rsid="0026f1c6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officeooo:rsid="00289c90" style:font-style-asian="italic" style:font-style-complex="italic"/>
    </style:style>
    <style:style style:name="T8" style:family="text">
      <style:text-properties officeooo:rsid="0020371e"/>
    </style:style>
    <style:style style:name="T9" style:family="text">
      <style:text-properties officeooo:rsid="0020a24a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89b6" style:font-style-asian="normal" style:font-style-complex="normal"/>
    </style:style>
    <style:style style:name="T12" style:family="text">
      <style:text-properties fo:font-style="normal" officeooo:rsid="0026f1c6" style:font-style-asian="normal" style:font-style-complex="normal"/>
    </style:style>
    <style:style style:name="T13" style:family="text">
      <style:text-properties fo:font-style="normal" officeooo:rsid="00289c90" style:font-style-asian="normal" style:font-style-complex="normal"/>
    </style:style>
    <style:style style:name="T14" style:family="text">
      <style:text-properties fo:font-style="normal" officeooo:rsid="0031bfc2" style:font-style-asian="normal" style:font-style-complex="normal"/>
    </style:style>
    <style:style style:name="T15" style:family="text">
      <style:text-properties fo:font-style="normal" officeooo:rsid="00334a94" style:font-style-asian="normal" style:font-style-complex="normal"/>
    </style:style>
    <style:style style:name="T16" style:family="text">
      <style:text-properties fo:font-style="normal" fo:font-weight="normal" officeooo:rsid="00289c9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officeooo:rsid="0026f1c6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solid" style:text-underline-width="auto" style:text-underline-color="font-color" officeooo:rsid="00289c90" style:font-style-asian="normal" style:font-style-complex="normal"/>
    </style:style>
    <style:style style:name="T19" style:family="text">
      <style:text-properties fo:font-style="normal" style:text-underline-style="none" officeooo:rsid="00289c90" style:font-style-asian="normal" style:font-style-complex="normal"/>
    </style:style>
    <style:style style:name="T20" style:family="text">
      <style:text-properties style:font-name="Liberation Serif1"/>
    </style:style>
    <style:style style:name="T21" style:family="text">
      <style:text-properties style:font-name="Liberation Serif1" officeooo:rsid="0020371e"/>
    </style:style>
    <style:style style:name="T22" style:family="text">
      <style:text-properties style:font-name="Liberation Serif1" fo:font-style="italic" style:font-style-asian="italic" style:font-style-complex="italic"/>
    </style:style>
    <style:style style:name="T23" style:family="text">
      <style:text-properties officeooo:rsid="002189b6"/>
    </style:style>
    <style:style style:name="T24" style:family="text">
      <style:text-properties style:text-position="super 58%" fo:font-style="italic" officeooo:rsid="002505db" style:font-style-asian="italic" style:font-style-complex="italic"/>
    </style:style>
    <style:style style:name="T25" style:family="text">
      <style:text-properties style:text-position="0% 100%" officeooo:rsid="002505db"/>
    </style:style>
    <style:style style:name="T26" style:family="text">
      <style:text-properties style:text-position="0% 100%" fo:font-style="normal" officeooo:rsid="0031bfc2" style:font-style-asian="normal" style:font-style-complex="normal"/>
    </style:style>
    <style:style style:name="T27" style:family="text">
      <style:text-properties style:text-position="0% 100%" fo:font-style="italic" officeooo:rsid="0031bfc2" style:font-style-asian="italic" style:font-style-complex="italic"/>
    </style:style>
    <style:style style:name="T28" style:family="text">
      <style:text-properties style:text-position="0% 100%" officeooo:rsid="003023e6"/>
    </style:style>
    <style:style style:name="T29" style:family="text">
      <style:text-properties officeooo:rsid="0026f1c6"/>
    </style:style>
    <style:style style:name="T30" style:family="text">
      <style:text-properties officeooo:rsid="00289c90"/>
    </style:style>
    <style:style style:name="T31" style:family="text">
      <style:text-properties officeooo:rsid="002ed63f"/>
    </style:style>
    <style:style style:name="T32" style:family="text">
      <style:text-properties officeooo:rsid="003023e6"/>
    </style:style>
    <style:style style:name="T33" style:family="text">
      <style:text-properties officeooo:rsid="0031bfc2"/>
    </style:style>
    <style:style style:name="T34" style:family="text">
      <style:text-properties officeooo:rsid="00334a94"/>
    </style:style>
    <style:style style:name="T35" style:family="text">
      <style:text-properties officeooo:rsid="00340fc0"/>
    </style:style>
    <style:style style:name="T36" style:family="text">
      <style:text-properties officeooo:rsid="0034a270"/>
    </style:style>
    <style:style style:name="T37" style:family="text">
      <style:text-properties style:font-name="LM Mono 12" fo:font-size="10pt" style:font-size-asian="10pt" style:font-size-complex="10pt"/>
    </style:style>
    <style:style style:name="T38" style:family="text">
      <style:text-properties style:font-name="LM Mono 1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49cm" svg:stroke-color="#000000" draw:marker-start-width="0.074cm" draw:marker-end-width="0.074cm" draw:fill="solid" draw:fill-color="#dcdcdc" fo:min-height="18.3cm" fo:padding-top="-0.025cm" fo:padding-bottom="-0.025cm" fo:padding-left="-0.025cm" fo:padding-right="-0.0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49cm" svg:stroke-color="#000000" draw:marker-start-width="0.074cm" draw:marker-end-width="0.074cm" draw:fill="solid" draw:fill-color="#dcdcdc" fo:min-height="18.189cm" fo:padding-top="-0.025cm" fo:padding-bottom="-0.025cm" fo:padding-left="-0.025cm" fo:padding-right="-0.0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000000" draw:marker-start-width="0.074cm" draw:marker-end-width="0.074cm" draw:fill="solid" draw:fill-color="#dcdcdc" fo:min-height="7.34cm" fo:padding-top="-0.025cm" fo:padding-bottom="-0.025cm" fo:padding-left="-0.025cm" fo:padding-right="-0.02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06.02.2024 r.</text:p>
      <text:p text:style-name="Subtitle">Bartłomiej Baur</text:p>
      <text:p text:style-name="P10">Giga-Argon Crystal Simulator</text:p>
      <text:p text:style-name="P3">Raport z projektu zaliczeniowego na przedmiot <text:line-break/><text:span text:style-name="T1">High Performance Computing in Scientific Applications</text:span></text:p>
      <text:p text:style-name="P8"/>
      <text:h text:style-name="P29" text:outline-level="1">Wstęp</text:h>
      <text:p text:style-name="P11"><text:tab/><text:span text:style-name="T22">Giga-Argon Crystal Simulator</text:span><text:span text:style-name="T20"> </text:span><text:span text:style-name="T21">(GACS) </text:span><text:span text:style-name="T20">to program symulujący kryształ argonu z wykorzystaniem klasycznej dynamiki molekularnej. Program został napisany w języku C i wykorzystuje platformę CUDA do przeprowadzania równoległych obliczeń na karcie graficznej. </text:span></text:p>
      <text:p text:style-name="P19"><text:tab/><text:span text:style-name="T8">W niniejszym dokumencie wyjaśniono, jak skompilować i uruchomić program oraz pokrótce opisano działanie programu.</text:span></text:p>
      <text:h text:style-name="P30" text:outline-level="1">Instrukcja obsługi</text:h>
      <text:h text:style-name="P35" text:outline-level="2">Kompilacja programu</text:h>
      <text:p text:style-name="P12"><text:tab/><text:span text:style-name="T21">GACS został przygotowany do pracy na superkomputerze DWARF znajdującym się na Wydziale Fizyki Politechniki Warszawskiej. Po zalogowaniu się na DWARF-ie przez SSH należy przenieść się na ssh68.</text:span></text:p>
      <text:p text:style-name="P15">» ssh68</text:p>
      <text:p text:style-name="P18">Kompilacja programu odbywa się za pomocą polecenia:</text:p>
      <text:p text:style-name="P15">» nvcc argon.cu CFG/cfg_parse.c -o argon -lm -lcudart --expt-relaxed-constexpr</text:p>
      <text:p text:style-name="P17">Gdzie <text:span text:style-name="T1">argon.cu</text:span> to kod programu, <text:span text:style-name="T1">CFG/cfg_parse.c</text:span> to konieczna biblioteka. Pojawi się plik wykonywalny o nazwie <text:span text:style-name="T1">argon</text:span>.</text:p>
      <text:h text:style-name="P36" text:outline-level="2">Obsługa programu</text:h>
      <text:p text:style-name="P13"><text:tab/><text:span text:style-name="T9">Aby uruchomić symulację, należy posłużyć się poleceniem:</text:span></text:p>
      <text:p text:style-name="P14">» ./<text:span text:style-name="T9">argon &lt;plik konfiguracyjny&gt; &lt;plik wyjściowy parametrów&gt; &lt;plik wyjściowy położeń&gt;</text:span></text:p>
      <text:p text:style-name="P16">Program do działania potrzebuje trzech plików:</text:p>
      <text:list xml:id="list490697017" text:style-name="L1">
        <text:list-item>
          <text:p text:style-name="P42">&lt;plik konfiguracyjny&gt; <text:span text:style-name="T10">- plik zawiera informacje o parametrach niezbędnych do prawidłowego funkcjonowania programu.</text:span></text:p>
        </text:list-item>
        <text:list-item>
          <text:p text:style-name="P42"><text:soft-page-break/>&lt;plik wyjściowy parametrów&gt;<text:span text:style-name="T10"> – plik, w którym w równych odstępach czasu symulacji zapisywane będą makroskopowe parametry układu: temperatura </text:span>T<text:span text:style-name="T10">, ciśnienie </text:span>P<text:span text:style-name="T10">, energia całkowita </text:span>E<text:span text:style-name="T10">, energia kinetyczna </text:span>Ek<text:span text:style-name="T10">, energia potencjalna </text:span>V.</text:p>
        </text:list-item>
        <text:list-item>
          <text:p text:style-name="P42">&lt;plik wyjściowy położeń&gt; <text:span text:style-name="T10">– plik, w którym w równych odstępach czasu symulacji zapisywane będą położenia atomów. </text:span><text:span text:style-name="T11">Plik jest sformatowany tak, że wynik symulacji w postaci animacji można obejrzeć w programie JMol</text:span><text:span text:style-name="T11"><text:note text:id="ftn1" text:note-class="footnote"><text:note-citation>1</text:note-citation><text:note-body><text:p text:style-name="P1">Link do programu: <text:a xlink:type="simple" xlink:href="https://jmol.sourceforge.net/" text:style-name="Internet_20_link" text:visited-style-name="Visited_20_Internet_20_Link">https://jmol.sourceforge.net/</text:a>.</text:p></text:note-body></text:note></text:span><text:span text:style-name="T11">.</text:span></text:p>
        </text:list-item>
      </text:list>
      <text:h text:style-name="P31" text:outline-level="1">Plik konfiguracyjny</text:h>
      <text:p text:style-name="P20"><text:tab/><text:span text:style-name="T23">Aby program zadziałał poprawnie niezbędnym jest wskazanie mu pliku konfiguracyjnego. Przykładowy plik konfiguracyjny ma następującą postać:</text:span></text:p>
      <text:p text:style-name="P20"><draw:frame text:anchor-type="paragraph" draw:z-index="0" draw:name="Ramka tekstowa 1" draw:style-name="gr3" draw:text-style-name="P49" svg:width="4.58cm" svg:height="7.291cm" svg:x="6.227cm" svg:y="-0.136cm"><draw:text-box><text:p><text:span text:style-name="T38"><text:tab/></text:span></text:p><text:p><text:span text:style-name="T38"><text:tab/></text:span><text:span text:style-name="T38">n=3</text:span></text:p><text:p><text:span text:style-name="T38"><text:tab/></text:span><text:span text:style-name="T38">m=40</text:span></text:p><text:p><text:span text:style-name="T38"><text:tab/></text:span><text:span text:style-name="T38">e=1</text:span></text:p><text:p><text:span text:style-name="T38"><text:tab/></text:span><text:span text:style-name="T38">R=0.38</text:span></text:p><text:p><text:span text:style-name="T38"><text:tab/></text:span><text:span text:style-name="T38">f=1e4</text:span></text:p><text:p><text:span text:style-name="T38"><text:tab/></text:span><text:span text:style-name="T38">a=0.38</text:span></text:p><text:p><text:span text:style-name="T38"><text:tab/></text:span><text:span text:style-name="T38">T_0=10</text:span></text:p><text:p><text:span text:style-name="T38"><text:tab/></text:span><text:span text:style-name="T38">tau=1e-3</text:span></text:p><text:p><text:span text:style-name="T38"><text:tab/></text:span><text:span text:style-name="T38">S=10000</text:span></text:p><text:p><text:span text:style-name="T38"><text:tab/></text:span><text:span text:style-name="T38">S_out=10</text:span></text:p><text:p><text:span text:style-name="T38"><text:tab/></text:span><text:span text:style-name="T38">S_xyz=100</text:span></text:p><text:p><text:span text:style-name="T38"/></text:p></draw:text-box></draw:frame></text:p>
      <text:p text:style-name="P2">Oto, co oznaczają kolejne parametry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n</text:p>
          </table:table-cell>
          <table:table-cell table:style-name="Tabela1.B1" office:value-type="string">
            <text:p text:style-name="P6">Liczba atomów w krawędzi kryształu. <text:span text:style-name="T1">n</text:span><text:span text:style-name="T24">3</text:span><text:span text:style-name="T25"> to całkowita liczba atomów w symulacji.</text:span></text:p>
          </table:table-cell>
        </table:table-row>
        <table:table-row>
          <table:table-cell table:style-name="Tabela1.A2" office:value-type="string">
            <text:p text:style-name="P7">m</text:p>
          </table:table-cell>
          <table:table-cell table:style-name="Tabela1.B2" office:value-type="string">
            <text:p text:style-name="P4">Masa atomu.</text:p>
          </table:table-cell>
        </table:table-row>
        <table:table-row>
          <table:table-cell table:style-name="Tabela1.A2" office:value-type="string">
            <text:p text:style-name="P7">e</text:p>
          </table:table-cell>
          <table:table-cell table:style-name="Tabela1.B2" office:value-type="string">
            <text:p text:style-name="P4">Stała dielektryczna.</text:p>
          </table:table-cell>
        </table:table-row>
        <table:table-row>
          <table:table-cell table:style-name="Tabela1.A2" office:value-type="string">
            <text:p text:style-name="P7">R</text:p>
          </table:table-cell>
          <table:table-cell table:style-name="Tabela1.B2" office:value-type="string">
            <text:p text:style-name="P4">Rozmiar atomu – optymalny dystans między atomami dla siły Van der Vaalsa.</text:p>
          </table:table-cell>
        </table:table-row>
        <table:table-row>
          <table:table-cell table:style-name="Tabela1.A2" office:value-type="string">
            <text:p text:style-name="P7">f</text:p>
          </table:table-cell>
          <table:table-cell table:style-name="Tabela1.B2" office:value-type="string">
            <text:p text:style-name="P4">Współczynnik sprężystości dla oddziaływań atomów ze ściankami.</text:p>
          </table:table-cell>
        </table:table-row>
        <table:table-row>
          <table:table-cell table:style-name="Tabela1.A2" office:value-type="string">
            <text:p text:style-name="P7">a</text:p>
          </table:table-cell>
          <table:table-cell table:style-name="Tabela1.B2" office:value-type="string">
            <text:p text:style-name="P4">Stała sieci krystalicznej.</text:p>
          </table:table-cell>
        </table:table-row>
        <table:table-row>
          <table:table-cell table:style-name="Tabela1.A2" office:value-type="string">
            <text:p text:style-name="P7">T_0</text:p>
          </table:table-cell>
          <table:table-cell table:style-name="Tabela1.B2" office:value-type="string">
            <text:p text:style-name="P4">Początkowa temperatura układu.</text:p>
          </table:table-cell>
        </table:table-row>
        <table:table-row>
          <table:table-cell table:style-name="Tabela1.A2" office:value-type="string">
            <text:p text:style-name="P7">tau</text:p>
          </table:table-cell>
          <table:table-cell table:style-name="Tabela1.B2" office:value-type="string">
            <text:p text:style-name="P4">Długość kroku czasowego.</text:p>
          </table:table-cell>
        </table:table-row>
        <table:table-row>
          <table:table-cell table:style-name="Tabela1.A2" office:value-type="string">
            <text:p text:style-name="P7">S</text:p>
          </table:table-cell>
          <table:table-cell table:style-name="Tabela1.B2" office:value-type="string">
            <text:p text:style-name="P4">Liczba kroków czasowych.</text:p>
          </table:table-cell>
        </table:table-row>
        <table:table-row>
          <table:table-cell table:style-name="Tabela1.A2" office:value-type="string">
            <text:p text:style-name="P7">S_out</text:p>
          </table:table-cell>
          <table:table-cell table:style-name="Tabela1.B2" office:value-type="string">
            <text:p text:style-name="P4">Liczba kroków, co ile parametry symulacji będą zapisane.</text:p>
          </table:table-cell>
        </table:table-row>
        <table:table-row>
          <table:table-cell table:style-name="Tabela1.A2" office:value-type="string">
            <text:p text:style-name="P7">S_xyz</text:p>
          </table:table-cell>
          <table:table-cell table:style-name="Tabela1.B2" office:value-type="string">
            <text:p text:style-name="P4">Liczba kroków, co ile położenia atomów będą zapisane.</text:p>
          </table:table-cell>
        </table:table-row>
      </table:table>
      <text:h text:style-name="P32" text:outline-level="1"><text:soft-page-break/>Zasada działania programu</text:h>
      <text:p text:style-name="P5"><text:tab/>Model teoretyczny wykorzystywany przez program jest opisany w pliku <text:span text:style-name="T1">KMS_lab.pdf </text:span><text:span text:style-name="T10">– instrukcji do laboratoriów z przedmiotu KMS – który został umieszczony w repozytorium programu. W tym rozdziale skupimy się na wykorzystaniu biblioteki CUDA.</text:span></text:p>
      <text:h text:style-name="P37" text:outline-level="2">Podstawowe elementy symulacji:</text:h>
      <text:p text:style-name="P21"><text:tab/><text:span text:style-name="T29">Najważniejszymi z punktu widzenia symulacji przechowywanymi wielkościami są położenia </text:span><text:span text:style-name="T17">r </text:span><text:span text:style-name="T6">oraz</text:span><text:span text:style-name="T17"> </text:span><text:span text:style-name="T12">pędy</text:span><text:span text:style-name="T29"> </text:span><text:span text:style-name="T4">p </text:span><text:span text:style-name="T29">atomów oraz działające na nie siły </text:span><text:span text:style-name="T4">F</text:span><text:span text:style-name="T29">. Wszystkie one w programie przechowywane są jako tablice o rozmiarze 3</text:span><text:span text:style-name="T2">N</text:span><text:span text:style-name="T13">, gdzie </text:span><text:span text:style-name="T2">N</text:span><text:span text:style-name="T13"> to liczba symulowanych atomów. Tablice pędów oraz sił zostały dynamicznie zaalokowane na GPU z użyciem polecenia </text:span><text:span text:style-name="T19">cudaMalloc, tablica położeń zaś korzysta z tzw. </text:span><text:span text:style-name="T7">CUDA Unified Memory </text:span><text:span text:style-name="T19">(cudaMallocManaged), która w inteligentny sposób zarządza kopiowaniem danych między GPU a CPU. W podobny sposób zostały zaalokowane pojedyncze zmienne dla makroskopowych parametrów symulowanego układu: temperatura </text:span><text:span text:style-name="T7">T, </text:span><text:span text:style-name="T19">ciśnienie </text:span><text:span text:style-name="T7">P, </text:span><text:span text:style-name="T19">energia całkowita </text:span><text:span text:style-name="T7">E, </text:span><text:span text:style-name="T19">energia kinetyczna </text:span><text:span text:style-name="T7">Ek</text:span><text:span text:style-name="T19"> oraz energia potencjalna </text:span><text:span text:style-name="T7">V</text:span><text:span text:style-name="T19">. </text:span><text:span text:style-name="T7">Unified Memory</text:span><text:span text:style-name="T19"> znacznie ułatwia zapisywanie powyższych danych do plików, chociaż obliczane są one w GPU.</text:span></text:p>
      <text:p text:style-name="P21"><text:span text:style-name="T19"><text:tab/>Działanie programu składa się się z dwóch głównych etapów: </text:span><text:span text:style-name="T18">inicjalizacja</text:span><text:span text:style-name="T19"> oraz </text:span><text:span text:style-name="T18">główna pętla symulacji</text:span><text:span text:style-name="T19">. Wszystkie obliczenia wykonywane są bezpośrednio na GPU. CPU dba jedynie o poprawą kolejność wykonywania operacji oraz zapis wyników do programu.</text:span></text:p>
      <text:h text:style-name="P37" text:outline-level="2">Inicjalizacja programu</text:h>
      <text:p text:style-name="P21"><text:tab/><text:span text:style-name="T30">Inicjalizacja programu wykonywana jest za pomocą kerneli </text:span><text:span text:style-name="T2">r_init </text:span><text:span text:style-name="T13">oraz</text:span><text:span text:style-name="T2"> p_init</text:span><text:span text:style-name="T13">. Są to proste operacje wykonywane tylko raz, dlatego wykonywane są jednowątkowo. Ich rolą jest wypełnienie przechowywanych w GPU tablic </text:span><text:span text:style-name="T5">r</text:span><text:span text:style-name="T16"> oraz </text:span><text:span text:style-name="T5">p</text:span><text:span text:style-name="T16"> liczbami.</text:span></text:p>
      <text:h text:style-name="P38" text:outline-level="2">Główna pętla symulacji</text:h>
      <text:p text:style-name="P22"><text:tab/><text:span text:style-name="T30">Każda pętla symulacji wykonuje po sobie kolejne kernele: </text:span><text:span text:style-name="T2">update_rp, calc_VFP, update_p, <text:s/>calc_EKET.</text:span><text:span text:style-name="T13"> W każdym z nich operacje matematyczne wykonywane są równolegle z wykorzystaniem wielu wątków w GPU, jednak każdy kolejny kernel musi być wykonywany po całkowitym ukończeniu pracy poprzedniego. Stąd pomiędzy kolejnymi kernelami znajduje się polecenie </text:span><text:span text:style-name="T2">cudaDeviceSynchronize</text:span><text:span text:style-name="T13">, przy którym CPU czeka na zakończenie obliczeń w GPU.</text:span></text:p>
      <text:h text:style-name="P39" text:outline-level="3">calc_VFP(double* r, double* F, double* V, double* P)<text:tab/></text:h>
      <text:p text:style-name="P26"><text:tab/><text:span text:style-name="T31">Najważniejszym a zarazem najcięższym elementem symulacji jest </text:span><text:span text:style-name="T32">wyliczanie sił van der Waalsa spajających atomy w jeden kryształ. Operacja ta wymaga szczególnie dużo mocy obliczeniowej należy bowiem uwzględnić wkład od każdej możliwej pary atomów w systemie </text:span><text:span text:style-name="T33">Oznacza to, że liczba sił składowych do policzenia wynosi </text:span><text:span text:style-name="T14">0,5*</text:span><text:span text:style-name="T27">N</text:span><text:span text:style-name="T26">*(</text:span><text:span text:style-name="T27">N</text:span><text:span text:style-name="T26">-1), gdzie </text:span><text:span text:style-name="T27">N</text:span><text:span text:style-name="T26"> to liczba atomów w krysztale.</text:span><text:span text:style-name="T27"> N</text:span><text:span text:style-name="T26">a szcz</text:span><text:span text:style-name="T28">ęście</text:span><text:span text:style-name="T32"> wszystkie siły składowe można z łatwością policzyć równolegle. </text:span><text:span text:style-name="T33">Drugą, prostszą w obliczeniu siłą jest siła elastycznego odbicia się cząstek od ścianek naczynia, w którym znajduje się kryształ. Tu trzeba policzyć jedynie </text:span><text:span text:style-name="T3">N </text:span><text:span text:style-name="T14"><text:s/>trójwymiarowych sił.</text:span></text:p>
      <text:p text:style-name="P27"><text:soft-page-break/><text:span text:style-name="T10"><text:tab/>Kernel calc_VFP wykonuje jednocześnie obliczenia sił van der Waalsa oraz sił odbić elastycznych. Do tego celu wykorzystuje się </text:span><text:span text:style-name="T1">macierz wątków </text:span><text:span text:style-name="T10">obliczeniowych na GPU. Na przykład w hipotetycznej symulacji 5 atomów, macierz wątków wyglądałaby jak poniżej:</text:span></text:p>
      <text:h text:style-name="P40" text:outline-level="3"><draw:frame draw:style-name="fr1" draw:name="Obiekt1" text:anchor-type="as-char" svg:y="-1.473cm" svg:width="3.932cm" svg:height="2.732cm" draw:z-index="1"><draw:object xlink:href="./Object 1" xlink:type="simple" xlink:show="embed" xlink:actuate="onLoad"/><draw:image xlink:href="./ObjectReplacements/Object 1" xlink:type="simple" xlink:show="embed" xlink:actuate="onLoad"/></draw:frame></text:h>
      <text:p text:style-name="P28"><text:span text:style-name="T34">Znaki</text:span> tworzące macierz określają rolę, jaką pełni dany wątek:</text:p>
      <text:list xml:id="list3182995032" text:style-name="L2">
        <text:list-item>
          <text:p text:style-name="P43"><text:span text:style-name="T33">Litera </text:span><text:span text:style-name="T3">W </text:span><text:span text:style-name="T14">– oznacza, że wątek liczy siłę van der Waalsa działającą pomiędzy </text:span><text:span text:style-name="T3">i</text:span><text:span text:style-name="T14">-tym oraz </text:span><text:span text:style-name="T3">j</text:span><text:span text:style-name="T14">-tym atomem, gdzie </text:span><text:span text:style-name="T3">i, j</text:span><text:span text:style-name="T14"> </text:span><text:span text:style-name="T15">to indeksy powyższej macierzy.</text:span></text:p>
        </text:list-item>
        <text:list-item>
          <text:p text:style-name="P44"><text:span text:style-name="T10">Litera </text:span><text:span text:style-name="T1">E</text:span><text:span text:style-name="T10"> – oznacza, że wątek liczy siłę elastycznego odbicia się </text:span><text:span text:style-name="T1">i</text:span><text:span text:style-name="T10">-tego atomu od ścianek, gdzie </text:span><text:span text:style-name="T1">i </text:span><text:span text:style-name="T10">to kolumna powyższej macierzy.</text:span></text:p>
        </text:list-item>
        <text:list-item>
          <text:p text:style-name="P45">Liczba 0 – oznacza, że wątek, chociaż uruchomiony, nie wykonuje żadnej faktycznej pracy.</text:p>
        </text:list-item>
      </text:list>
      <text:p text:style-name="P46">Do policzenia sił van der Waalsa wykorzystuje się tylko połowę macierzy dzięki 3. zasadzie dynamiki Newtona – macierz elementarnych oddziaływań atom-atom jest antysymetryczna. Z drugiej strony powołanie nieco większej liczby wątków było łatwiejsze do oprogramowania. Jest to miejsce, gdzie można byłoby wprowadzić poprawki.</text:p>
      <text:h text:style-name="P41" text:outline-level="3">update_p(double* p) i inne kernele</text:h>
      <text:p text:style-name="P25"><text:tab/>Pozostałe kernele były znacznie prostsze w optymalizacji. W każdym przypadku ich zasadniczą część stanowiła jedna pętla, która wykonuje te same działania dla każdego elementu wektora. Optymalizacja obliczeń polegała jednego wątku na każdy element wektora, aby każdy z nich wykonał tylko jedno działanie.</text:p>
      <text:p text:style-name="P25"><text:tab/>Czasem wyniki obliczeń w kolejnych iteracjach należy ze sobą zsumować. Robi się to również w przypadku liczenia sił, ale najelegantszymi przykładami są energia kinetyczna i potencjalna do policzenia. Aby sumować wyniki obliczeń poszczególnych obliczeń i uniknąć „racing conditions” zastosowano funkcję atomicAdd.</text:p>
      <text:p text:style-name="P25"/>
      <text:p text:style-name="P47"/>
      <text:h text:style-name="P33" text:outline-level="1">Profilowanie kodu:</text:h>
      <text:p text:style-name="P23"><text:tab/>Profilowanie zostało wykonane dla układu 27 atomów. Do tego celu wykorzystano narzędzie <text:span text:style-name="T10">nvprof</text:span>. <text:span text:style-name="T35">Rezultaty przedstawiono poniżej:</text:span></text:p>
      <text:p text:style-name="P25"><draw:frame text:anchor-type="paragraph" draw:z-index="2" draw:name="Ramka tekstowa 2" draw:style-name="gr2" draw:text-style-name="P48" svg:width="19.529cm" svg:height="18.141cm" svg:x="-0.827cm" svg:y="-0.236cm"><draw:text-box><text:p><text:span text:style-name="T37"><text:s/></text:span><text:span text:style-name="T37">==7029== Profiling application: ./argon parameters.config energies.out xyz.out</text:span></text:p><text:p><text:span text:style-name="T37"><text:s/></text:span><text:span text:style-name="T37">==7029== Profiling result:</text:span></text:p><text:p><text:span text:style-name="T37"><text:s text:c="13"/></text:span><text:span text:style-name="T37">Type <text:s/>Time(%) <text:s text:c="5"/>Time <text:s text:c="4"/>Calls <text:s text:c="6"/>Avg <text:s text:c="6"/>Min <text:s text:c="6"/>Max <text:s/>Name</text:span></text:p><text:p><text:span text:style-name="T37"><text:s text:c="2"/></text:span><text:span text:style-name="T37">GPU activities: <text:s text:c="2"/>97.58% <text:s/>1.89520s <text:s text:c="4"/>10001 <text:s/>189.50us <text:s/>146.46us <text:s/>763.38us <text:s/>calc_VFP(double*, </text:span><text:span text:style-name="T37">double*, double*, double*)</text:span></text:p><text:p><text:span text:style-name="T37"><text:s text:c="21"/></text:span><text:span text:style-name="T37">0.96% <text:s/>18.616ms <text:s text:c="5"/>1001 <text:s/>18.597us <text:s/>17.856us <text:s/>23.231us <text:s/>calc_EkET(double*, </text:span><text:span text:style-name="T37">double*, double*, double*, double*)</text:span></text:p><text:p><text:span text:style-name="T37"><text:s text:c="21"/></text:span><text:span text:style-name="T37">0.82% <text:s/>15.907ms <text:s text:c="4"/>10000 <text:s/>1.5900us <text:s/>1.5040us <text:s/>13.664us <text:s/>update_rp(double*, </text:span><text:span text:style-name="T37">double*, double*)</text:span></text:p><text:p><text:span text:style-name="T37"><text:s text:c="21"/></text:span><text:span text:style-name="T37">0.63% <text:s/>12.173ms <text:s text:c="4"/>10000 <text:s/>1.2170us <text:s/>1.1510us <text:s/>2.6560us <text:s/>update_p(double*, </text:span><text:span text:style-name="T37">double*)</text:span></text:p><text:p><text:span text:style-name="T37"><text:s text:c="21"/></text:span><text:span text:style-name="T37">0.01% <text:s/>160.13us <text:s text:c="6"/>101 <text:s/>1.5850us <text:s/>1.4720us <text:s/>2.0160us <text:s/>[CUDA memcpy DtoH]</text:span></text:p><text:p><text:span text:style-name="T37"><text:s text:c="21"/></text:span><text:span text:style-name="T37">0.00% <text:s/>45.311us <text:s text:c="8"/>1 <text:s/>45.311us <text:s/>45.311us <text:s/>45.311us <text:s/>p_init(double*)</text:span></text:p><text:p><text:span text:style-name="T37"><text:s text:c="21"/></text:span><text:span text:style-name="T37">0.00% <text:s/>15.392us <text:s text:c="7"/>10 <text:s/>1.5390us <text:s/>1.4720us <text:s/>1.8560us <text:s/>[CUDA memcpy HtoD]</text:span></text:p><text:p><text:span text:style-name="T37"><text:s text:c="21"/></text:span><text:span text:style-name="T37">0.00% <text:s/>5.4080us <text:s text:c="8"/>1 <text:s/>5.4080us <text:s/>5.4080us <text:s/>5.4080us <text:s/>r_init(double*)</text:span></text:p><text:p><text:span text:style-name="T37"><text:s text:c="7"/></text:span><text:span text:style-name="T37">API calls: <text:s text:c="2"/>71.00% <text:s/>2.05538s <text:s text:c="4"/>31003 <text:s/>66.296us <text:s/>4.2290us <text:s/>767.24us <text:s/>cudaDeviceSynchronize</text:span></text:p><text:p><text:span text:style-name="T37"><text:s text:c="20"/></text:span><text:span text:style-name="T37">12.67% <text:s/>366.85ms <text:s text:c="4"/>31004 <text:s/>11.832us <text:s/>8.4650us <text:s/>715.27us <text:s/>cudaLaunch</text:span></text:p><text:p><text:span text:style-name="T37"><text:s text:c="20"/></text:span><text:span text:style-name="T37">11.96% <text:s/>346.32ms <text:s text:c="7"/>10 <text:s/>34.632ms <text:s/>11.622us <text:s/>346.21ms <text:s/>cudaMemcpyToSymbol</text:span></text:p><text:p><text:span text:style-name="T37"><text:s text:c="21"/></text:span><text:span text:style-name="T37">2.17% <text:s/>62.778ms <text:s text:c="4"/>95011 <text:s text:c="4"/>660ns <text:s text:c="4"/>410ns <text:s/>687.18us <text:s/>cudaSetupArgument</text:span></text:p><text:p><text:span text:style-name="T37"><text:s text:c="21"/></text:span><text:span text:style-name="T37">0.73% <text:s/>21.158ms <text:s text:c="4"/>31004 <text:s text:c="4"/>682ns <text:s text:c="4"/>440ns <text:s/>17.252us <text:s/>cudaConfigureCall</text:span></text:p><text:p><text:span text:style-name="T37"><text:s text:c="21"/></text:span><text:span text:style-name="T37">0.72% <text:s/>20.786ms <text:s text:c="8"/>5 <text:s/>4.1573ms <text:s/>10.389us <text:s/>20.717ms <text:s/>cudaMallocManaged</text:span></text:p><text:p><text:span text:style-name="T37"><text:s text:c="21"/></text:span><text:span text:style-name="T37">0.67% <text:s/>19.530ms <text:s text:c="6"/>101 <text:s/>193.37us <text:s/>53.279us <text:s/>257.03us <text:s/>cudaMemcpy</text:span></text:p><text:p><text:span text:style-name="T37"><text:s text:c="21"/></text:span><text:span text:style-name="T37">0.04% <text:s/>1.1106ms <text:s text:c="8"/>1 <text:s/>1.1106ms <text:s/>1.1106ms <text:s/>1.1106ms <text:s/>cuDeviceTotalMem</text:span></text:p><text:p><text:span text:style-name="T37"><text:s text:c="21"/></text:span><text:span text:style-name="T37">0.02% <text:s/>496.71us <text:s text:c="8"/>7 <text:s/>70.959us <text:s/>10.670us <text:s/>217.36us <text:s/>cudaFree</text:span></text:p><text:p><text:span text:style-name="T37"><text:s text:c="21"/></text:span><text:span text:style-name="T37">0.01% <text:s/>391.76us <text:s text:c="8"/>3 <text:s/>130.59us <text:s/>9.2880us <text:s/>370.93us <text:s/>cudaMalloc</text:span></text:p><text:p><text:span text:style-name="T37"><text:s text:c="21"/></text:span><text:span text:style-name="T37">0.01% <text:s/>212.27us <text:s text:c="7"/>94 <text:s/>2.2580us <text:s text:c="4"/>361ns <text:s/>78.406us <text:s/>cuDeviceGetAttribute</text:span></text:p><text:p><text:span text:style-name="T37"><text:s text:c="21"/></text:span><text:span text:style-name="T37">0.00% <text:s/>23.604us <text:s text:c="8"/>1 <text:s/>23.604us <text:s/>23.604us <text:s/>23.604us <text:s/>cuDeviceGetName</text:span></text:p><text:p><text:span text:style-name="T37"><text:s text:c="21"/></text:span><text:span text:style-name="T37">0.00% <text:s/>5.0890us <text:s text:c="8"/>3 <text:s/>1.6960us <text:s text:c="4"/>410ns <text:s/>4.1180us <text:s/>cuDeviceGetCount</text:span></text:p><text:p><text:span text:style-name="T37"><text:s text:c="21"/></text:span><text:span text:style-name="T37">0.00% <text:s/>1.3420us <text:s text:c="8"/>2 <text:s text:c="4"/>671ns <text:s text:c="4"/>401ns <text:s text:c="4"/>941ns <text:s/>cuDeviceGet</text:span></text:p><text:p><text:span text:style-name="T37"/></text:p><text:p><text:span text:style-name="T37"><text:s/></text:span><text:span text:style-name="T37">==7029== Unified Memory profiling result:</text:span></text:p><text:p><text:span text:style-name="T37"><text:s/></text:span><text:span text:style-name="T37">Device "Tesla V100S-PCIE-32GB (0)"</text:span></text:p><text:p><text:span text:style-name="T37"><text:s text:c="4"/></text:span><text:span text:style-name="T37">Count <text:s/>Avg Size <text:s/>Min Size <text:s/>Max Size <text:s/>Total Size <text:s/>Total Time <text:s/>Name</text:span></text:p><text:p><text:span text:style-name="T37"><text:s text:c="5"/></text:span><text:span text:style-name="T37">1004 <text:s/>4.2227KB <text:s/>4.0000KB <text:s/>60.000KB <text:s/>4.140625MB <text:s/>2.929792ms <text:s/>Host To Device</text:span></text:p><text:p><text:span text:style-name="T37"><text:s text:c="5"/></text:span><text:span text:style-name="T37">1005 <text:s/>4.2227KB <text:s/>4.0000KB <text:s/>60.000KB <text:s/>4.144531MB <text:s/>1.725280ms <text:s/>Device To Host</text:span></text:p><text:p><text:span text:style-name="T37"><text:s text:c="5"/></text:span><text:span text:style-name="T37">1001 <text:s text:c="8"/>- <text:s text:c="8"/>- <text:s text:c="8"/>- <text:s text:c="10"/>- <text:s/>110.8347ms <text:s/>Gpu page fault groups</text:span></text:p><text:p><text:span text:style-name="T37"><text:s text:c="6"/></text:span><text:span text:style-name="T37">264 <text:s/>4.0000KB <text:s/>4.0000KB <text:s/>4.0000KB <text:s/>1.031250MB <text:s text:c="10"/>- <text:s/>Memory thrashes</text:span></text:p><text:p><text:span text:style-name="T37"><text:s/></text:span><text:span text:style-name="T37">Total CPU Page faults: 1001</text:span></text:p><text:p><text:span text:style-name="T37"><text:s/></text:span><text:span text:style-name="T37">Total CPU thrashes: 264</text:span></text:p></draw:text-box></draw:frame><text:tab/>Profilowanie programu wskazuje na dwa najpoważniejsze problemy, które zmniejszają efektywność programu. Jest nim liczenie sił w calc_VFP oraz duża ilość czasu spędzona na synchronizacji wątków z urządzeniem poprzez funkcję cudaDeviceSynchronize(). Synchronizacja wątków z urządzeniem jest konieczna, ponieważ kolejne wykonywane kernele opierają swoje działanie <text:soft-page-break/>na wynikach kerneli poprzednich (np. aby policzyć siły trzeba zaktualizować położenia atomów<text:span text:style-name="T36">)</text:span>. <text:span text:style-name="T36">Aby poprawić działanie programu, należy zredukować liczbę wywołań funkcji cudaDeviceSynchronize. Można to zrobić np. poprzez zastąpienie wielu mniejszych kerneli jednym silnikiem, który wykonuje wszystkie obliczenia związane z danym krokiem czasowym. Drugim największym problemem jest kernel calc_VFP, którego działanie jest bardzo złożone i powinno wykonać się więcej analiz nad sposobem jego pracy.</text:span></text:p>
      <text:h text:style-name="P34" text:outline-level="1">Memory leaks</text:h>
      <text:p text:style-name="P24"><text:tab/>Poniżej przedstawiono wyniki badań wycieków pamięci z użyciem narzędzia valgrind.</text:p>
      <text:p text:style-name="P24"><draw:frame text:anchor-type="paragraph" draw:z-index="3" draw:name="Ramka tekstowa 3" draw:style-name="gr1" draw:text-style-name="P48" svg:width="19.529cm" svg:height="18.252cm" svg:x="-0.827cm" svg:y="-0.236cm"><draw:text-box><text:p><text:span text:style-name="T37">==7157== Memcheck, a memory error detector</text:span></text:p><text:p><text:span text:style-name="T37">==7157== Copyright (C) 2002-2017, and GNU GPL'd, by Julian Seward et al.</text:span></text:p><text:p><text:span text:style-name="T37">==7157== Using Valgrind-3.13.0 and LibVEX; rerun with -h for copyright info</text:span></text:p><text:p><text:span text:style-name="T37">==7157== Command: ./argon parameters.config energies.out xyz.out</text:span></text:p><text:p><text:span text:style-name="T37">==7157== </text:span></text:p><text:p><text:span text:style-name="T37">==7157== Warning: noted but unhandled ioctl 0x30000001 with no size/direction hints.</text:span></text:p><text:p><text:span text:style-name="T37">==7157== <text:s text:c="3"/>This could cause spurious value errors to appear.</text:span></text:p><text:p><text:span text:style-name="T37">==7157== <text:s text:c="3"/>See README_MISSING_SYSCALL_OR_IOCTL for guidance on writing a proper wrapper.</text:span></text:p><text:p><text:span text:style-name="T37">==7157== Warning: noted but unhandled ioctl 0x27 with no size/direction hints.</text:span></text:p><text:p><text:span text:style-name="T37">==7157== <text:s text:c="3"/>This could cause spurious value errors to appear.</text:span></text:p><text:p><text:span text:style-name="T37">==7157== <text:s text:c="3"/>See README_MISSING_SYSCALL_OR_IOCTL for guidance on writing a proper wrapper.</text:span></text:p><text:p><text:span text:style-name="T37"><text:s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(...) </text:span></text:p><text:p><text:span text:style-name="T37">==7157== <text:s text:c="3"/>See README_MISSING_SYSCALL_OR_IOCTL for guidance on writing a proper wrapper.</text:span></text:p><text:p><text:span text:style-name="T37">==7157== Warning: noted but unhandled ioctl 0x48 with no size/direction hints.</text:span></text:p><text:p><text:span text:style-name="T37">==7157== <text:s text:c="3"/>This could cause spurious value errors to appear.</text:span></text:p><text:p><text:span text:style-name="T37">==7157== <text:s text:c="3"/>See README_MISSING_SYSCALL_OR_IOCTL for guidance on writing a proper wrapper.</text:span></text:p><text:p><text:span text:style-name="T37">==7157== Warning: set address range perms: large range [0x22000000, 0x33fff000) (noaccess)</text:span></text:p><text:p><text:span text:style-name="T37">Zaladowano parametry z pliku parameters.config</text:span></text:p><text:p><text:span text:style-name="T37">Otworzono plik xyz.out do zapisu wspolrzednych symulowanych atomow</text:span></text:p><text:p><text:span text:style-name="T37">Otworzono plik energies.out do zapisu danych wyjsciowych programu</text:span></text:p><text:p><text:span text:style-name="T37">Inicjalizacja symulacji... Gotowe!</text:span></text:p><text:p><text:span text:style-name="T37">Rozpoczeto symulacje...</text:span></text:p><text:p><text:span text:style-name="T37">Obliczenia zakonczone!</text:span></text:p><text:p><text:span text:style-name="T37">==7157== </text:span></text:p><text:p><text:span text:style-name="T37">==7157== HEAP SUMMARY:</text:span></text:p><text:p><text:span text:style-name="T37">==7157== <text:s text:c="4"/>in use at exit: 9,794,398 bytes in 12,932 blocks</text:span></text:p><text:p><text:span text:style-name="T37">==7157== <text:s text:c="2"/>total heap usage: 16,291 allocs, 3,359 frees, 68,938,489 bytes allocated</text:span></text:p><text:p><text:span text:style-name="T37">==7157== </text:span></text:p><text:p><text:span text:style-name="T37">==7157== LEAK SUMMARY:</text:span></text:p><text:p><text:span text:style-name="T37">==7157== <text:s text:c="3"/>definitely lost: 0 bytes in 0 blocks</text:span></text:p><text:p><text:span text:style-name="T37">==7157== <text:s text:c="3"/>indirectly lost: 0 bytes in 0 blocks</text:span></text:p><text:p><text:span text:style-name="T37">==7157== <text:s text:c="5"/>possibly lost: 22,424 bytes in 189 blocks</text:span></text:p><text:p><text:span text:style-name="T37">==7157== <text:s text:c="3"/>still reachable: 9,771,974 bytes in 12,743 blocks</text:span></text:p><text:p><text:span text:style-name="T37">==7157== <text:s text:c="8"/>suppressed: 0 bytes in 0 blocks</text:span></text:p><text:p><text:span text:style-name="T37">==7157== Rerun with --leak-check=full to see details of leaked memory</text:span></text:p><text:p><text:span text:style-name="T37">==7157== </text:span></text:p><text:p><text:span text:style-name="T37">==7157== For counts of detected and suppressed errors, rerun with: -v</text:span></text:p><text:p><text:span text:style-name="T37">==7157== ERROR SUMMARY: 0 errors from 0 contexts (suppressed: 7 from 7)</text:span></text:p><text:p><text:span text:style-name="T37"/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7:12:46.050997947</meta:creation-date>
    <meta:generator>LibreOffice/7.3.7.2$Linux_X86_64 LibreOffice_project/30$Build-2</meta:generator>
    <dc:date>2024-02-08T13:08:26.382865757</dc:date>
    <meta:editing-duration>PT43M57S</meta:editing-duration>
    <meta:editing-cycles>9</meta:editing-cycles>
    <meta:document-statistic meta:table-count="1" meta:image-count="0" meta:object-count="1" meta:page-count="6" meta:paragraph-count="73" meta:word-count="1072" meta:character-count="7956" meta:non-whitespace-character-count="6932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i>E</mi>
            </mtd>
            <mtd>
              <mi>E</mi>
            </mtd>
            <mtd>
              <mi>E</mi>
            </mtd>
            <mtd>
              <mi>E</mi>
            </mtd>
            <mtd>
              <mi>E</mi>
            </mtd>
          </mtr>
          <mtr>
            <mtd>
              <mi>W</mi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i>W</mi>
            </mtd>
            <mtd>
              <mi>W</mi>
            </mtd>
            <mtd>
              <mn>0</mn>
            </mtd>
            <mtd>
              <mn>0</mn>
            </mtd>
            <mtd>
              <mn>0</mn>
            </mtd>
          </mtr>
          <mtr>
            <mtd>
              <mi>W</mi>
            </mtd>
            <mtd>
              <mi>W</mi>
            </mtd>
            <mtd>
              <mi>W</mi>
            </mtd>
            <mtd>
              <mn>0</mn>
            </mtd>
            <mtd>
              <mn>0</mn>
            </mtd>
          </mtr>
          <mtr>
            <mtd>
              <mi>W</mi>
            </mtd>
            <mtd>
              <mi>W</mi>
            </mtd>
            <mtd>
              <mi>W</mi>
            </mtd>
            <mtd>
              <mi>W</mi>
            </mtd>
            <mtd>
              <mn>0</mn>
            </mtd>
          </mtr>
        </mtable>
      </mrow>
      <mo fence="true" form="postfix" stretchy="true">]</mo>
    </mrow>
    <annotation encoding="StarMath 5.0">left [ matrix{
	E # E # E # E # E ##
	W # 0 # 0 # 0 # 0 ##
	W # W # 0 # 0 # 0 ##
	W # W # W # 0 # 0 ##
	W # W # W # W # 0
	
}
right ] </annotation>
  </semantics>
</math>
</file>